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 lifetime</text:p>
          </table:table-cell>
          <table:table-cell office:value-type="string" calcext:value-type="string">
            <text:p>n_c lifetime</text:p>
          </table:table-cell>
          <table:table-cell office:value-type="string" calcext:value-type="string">
            <text:p>accuracy fixed</text:p>
          </table:table-cell>
          <table:table-cell office:value-type="string" calcext:value-type="string">
            <text:p>n_c fixed</text:p>
          </table:table-cell>
          <table:table-cell office:value-type="string" calcext:value-type="string">
            <text:p>ensemble time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clustering time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2" calcext:value-type="float">
            <text:p>2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3" calcext:value-type="float">
            <text:p>3</text:p>
          </table:table-cell>
          <table:table-cell office:value-type="float" office:value="0.71809" calcext:value-type="float">
            <text:p>0.71809</text:p>
          </table:table-cell>
          <table:table-cell office:value-type="float" office:value="0.037135" calcext:value-type="float">
            <text:p>0.037135</text:p>
          </table:table-cell>
          <table:table-cell office:value-type="float" office:value="0.084747" calcext:value-type="float">
            <text:p>0.08474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46629" calcext:value-type="float">
            <text:p>0.46629</text:p>
          </table:table-cell>
          <table:table-cell office:value-type="float" office:value="4" calcext:value-type="float">
            <text:p>4</text:p>
          </table:table-cell>
          <table:table-cell office:value-type="float" office:value="0.42135" calcext:value-type="float">
            <text:p>0.42135</text:p>
          </table:table-cell>
          <table:table-cell office:value-type="float" office:value="3" calcext:value-type="float">
            <text:p>3</text:p>
          </table:table-cell>
          <table:table-cell office:value-type="float" office:value="0.89522" calcext:value-type="float">
            <text:p>0.89522</text:p>
          </table:table-cell>
          <table:table-cell office:value-type="float" office:value="0.038203" calcext:value-type="float">
            <text:p>0.038203</text:p>
          </table:table-cell>
          <table:table-cell office:value-type="float" office:value="0.088121" calcext:value-type="float">
            <text:p>0.088121</text:p>
          </table:table-cell>
        </table:table-row>
        <table:table-row table:style-name="ro1">
          <table:table-cell office:value-type="string" calcext:value-type="string">
            <text:p>wine_norm</text:p>
          </table:table-cell>
          <table:table-cell office:value-type="float" office:value="0.52247" calcext:value-type="float">
            <text:p>0.52247</text:p>
          </table:table-cell>
          <table:table-cell office:value-type="float" office:value="2" calcext:value-type="float">
            <text:p>2</text:p>
          </table:table-cell>
          <table:table-cell office:value-type="float" office:value="0.52809" calcext:value-type="float">
            <text:p>0.52809</text:p>
          </table:table-cell>
          <table:table-cell office:value-type="float" office:value="3" calcext:value-type="float">
            <text:p>3</text:p>
          </table:table-cell>
          <table:table-cell office:value-type="float" office:value="0.88707" calcext:value-type="float">
            <text:p>0.88707</text:p>
          </table:table-cell>
          <table:table-cell office:value-type="float" office:value="0.040153" calcext:value-type="float">
            <text:p>0.040153</text:p>
          </table:table-cell>
          <table:table-cell office:value-type="float" office:value="0.088825" calcext:value-type="float">
            <text:p>0.088825</text:p>
          </table:table-cell>
        </table:table-row>
        <table:table-row table:style-name="ro1">
          <table:table-cell office:value-type="string" calcext:value-type="string">
            <text:p>breast_cancer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3" calcext:value-type="float">
            <text:p>3</text:p>
          </table:table-cell>
          <table:table-cell office:value-type="float" office:value="0.64714" calcext:value-type="float">
            <text:p>0.64714</text:p>
          </table:table-cell>
          <table:table-cell office:value-type="float" office:value="2" calcext:value-type="float">
            <text:p>2</text:p>
          </table:table-cell>
          <table:table-cell office:value-type="float" office:value="5.2023" calcext:value-type="float">
            <text:p>5.2023</text:p>
          </table:table-cell>
          <table:table-cell office:value-type="float" office:value="0.082844" calcext:value-type="float">
            <text:p>0.082844</text:p>
          </table:table-cell>
          <table:table-cell office:value-type="float" office:value="0.26207" calcext:value-type="float">
            <text:p>0.2620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54701" calcext:value-type="float">
            <text:p>0.54701</text:p>
          </table:table-cell>
          <table:table-cell office:value-type="float" office:value="9" calcext:value-type="float">
            <text:p>9</text:p>
          </table:table-cell>
          <table:table-cell office:value-type="float" office:value="0.65242" calcext:value-type="float">
            <text:p>0.65242</text:p>
          </table:table-cell>
          <table:table-cell office:value-type="float" office:value="2" calcext:value-type="float">
            <text:p>2</text:p>
          </table:table-cell>
          <table:table-cell office:value-type="float" office:value="2.5557" calcext:value-type="float">
            <text:p>2.5557</text:p>
          </table:table-cell>
          <table:table-cell office:value-type="float" office:value="0.066384" calcext:value-type="float">
            <text:p>0.066384</text:p>
          </table:table-cell>
          <table:table-cell office:value-type="float" office:value="0.15149" calcext:value-type="float">
            <text:p>0.15149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64583" calcext:value-type="float">
            <text:p>0.64583</text:p>
          </table:table-cell>
          <table:table-cell office:value-type="float" office:value="2" calcext:value-type="float">
            <text:p>2</text:p>
          </table:table-cell>
          <table:table-cell office:value-type="float" office:value="0.64583" calcext:value-type="float">
            <text:p>0.64583</text:p>
          </table:table-cell>
          <table:table-cell office:value-type="float" office:value="2" calcext:value-type="float">
            <text:p>2</text:p>
          </table:table-cell>
          <table:table-cell office:value-type="float" office:value="6.0796" calcext:value-type="float">
            <text:p>6.0796</text:p>
          </table:table-cell>
          <table:table-cell office:value-type="float" office:value="1.8383" calcext:value-type="float">
            <text:p>1.8383</text:p>
          </table:table-cell>
          <table:table-cell office:value-type="float" office:value="0.28582" calcext:value-type="float">
            <text:p>0.28582</text:p>
          </table:table-cell>
        </table:table-row>
        <table:table-row table:style-name="ro1">
          <table:table-cell office:value-type="string" calcext:value-type="string">
            <text:p>pima_norm</text:p>
          </table:table-cell>
          <table:table-cell office:value-type="float" office:value="0.64974" calcext:value-type="float">
            <text:p>0.64974</text:p>
          </table:table-cell>
          <table:table-cell office:value-type="float" office:value="2" calcext:value-type="float">
            <text:p>2</text:p>
          </table:table-cell>
          <table:table-cell office:value-type="float" office:value="0.64974" calcext:value-type="float">
            <text:p>0.64974</text:p>
          </table:table-cell>
          <table:table-cell office:value-type="float" office:value="2" calcext:value-type="float">
            <text:p>2</text:p>
          </table:table-cell>
          <table:table-cell office:value-type="float" office:value="6.1221" calcext:value-type="float">
            <text:p>6.1221</text:p>
          </table:table-cell>
          <table:table-cell office:value-type="float" office:value="1.757" calcext:value-type="float">
            <text:p>1.757</text:p>
          </table:table-cell>
          <table:table-cell office:value-type="float" office:value="0.29261" calcext:value-type="float">
            <text:p>0.29261</text:p>
          </table:table-cell>
        </table:table-row>
        <table:table-row table:style-name="ro1">
          <table:table-cell office:value-type="string" calcext:value-type="string">
            <text:p>mfeat_fou</text:p>
          </table:table-cell>
          <table:table-cell office:value-type="float" office:value="0.102" calcext:value-type="float">
            <text:p>0.102</text:p>
          </table:table-cell>
          <table:table-cell office:value-type="float" office:value="6" calcext:value-type="float">
            <text:p>6</text:p>
          </table:table-cell>
          <table:table-cell office:value-type="float" office:value="0.2975" calcext:value-type="float">
            <text:p>0.2975</text:p>
          </table:table-cell>
          <table:table-cell office:value-type="float" office:value="10" calcext:value-type="float">
            <text:p>10</text:p>
          </table:table-cell>
          <table:table-cell office:value-type="float" office:value="36.4247" calcext:value-type="float">
            <text:p>36.4247</text:p>
          </table:table-cell>
          <table:table-cell office:value-type="float" office:value="1.3105" calcext:value-type="float">
            <text:p>1.3105</text:p>
          </table:table-cell>
          <table:table-cell office:value-type="float" office:value="2.4198" calcext:value-type="float">
            <text:p>2.4198</text:p>
          </table:table-cell>
        </table:table-row>
        <table:table-row table:style-name="ro1">
          <table:table-cell office:value-type="string" calcext:value-type="string">
            <text:p>optdigits</text:p>
          </table:table-cell>
          <table:table-cell office:value-type="float" office:value="0.19958" calcext:value-type="float">
            <text:p>0.19958</text:p>
          </table:table-cell>
          <table:table-cell office:value-type="float" office:value="2" calcext:value-type="float">
            <text:p>2</text:p>
          </table:table-cell>
          <table:table-cell office:value-type="float" office:value="0.20037" calcext:value-type="float">
            <text:p>0.20037</text:p>
          </table:table-cell>
          <table:table-cell office:value-type="float" office:value="10" calcext:value-type="float">
            <text:p>10</text:p>
          </table:table-cell>
          <table:table-cell office:value-type="float" office:value="85.8691" calcext:value-type="float">
            <text:p>85.8691</text:p>
          </table:table-cell>
          <table:table-cell office:value-type="float" office:value="2.0843" calcext:value-type="float">
            <text:p>2.0843</text:p>
          </table:table-cell>
          <table:table-cell office:value-type="float" office:value="12.2125" calcext:value-type="float">
            <text:p>12.2125</text:p>
          </table:table-cell>
        </table:table-row>
        <table:table-row table:style-name="ro1">
          <table:table-cell office:value-type="string" calcext:value-type="string">
            <text:p>isolet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2" calcext:value-type="float">
            <text:p>2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26" calcext:value-type="float">
            <text:p>26</text:p>
          </table:table-cell>
          <table:table-cell office:value-type="float" office:value="1064.6" calcext:value-type="float">
            <text:p>1064.6</text:p>
          </table:table-cell>
          <table:table-cell office:value-type="float" office:value="4.1708" calcext:value-type="float">
            <text:p>4.1708</text:p>
          </table:table-cell>
          <table:table-cell office:value-type="float" office:value="161.2619" calcext:value-type="float">
            <text:p>161.2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20:48:25.505384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10T14:04:10.440793037</meta:creation-date>
    <dc:date>2015-10-10T21:18:18.784968945</dc:date>
    <dc:creator>chiroptera </dc:creator>
    <meta:editing-duration>PT27M29S</meta:editing-duration>
    <meta:editing-cycles>4</meta:editing-cycles>
    <meta:generator>LibreOffice/4.2.8.2$Linux_X86_64 LibreOffice_project/420m0$Build-2</meta:generator>
    <meta:document-statistic meta:table-count="1" meta:cell-count="88" meta:object-count="0"/>
  </office:meta>
</office:document-meta>
</file>